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472in" style:use-optimal-column-width="false"/>
    </style:style>
    <style:style style:name="TableColumn3" style:family="table-column">
      <style:table-column-properties style:column-width="4.1104in" style:use-optimal-column-width="false"/>
    </style:style>
    <style:style style:name="TableColumn4" style:family="table-column">
      <style:table-column-properties style:column-width="1.5506in" style:use-optimal-column-width="false"/>
    </style:style>
    <style:style style:name="TableColumn5" style:family="table-column">
      <style:table-column-properties style:column-width="5.8576in" style:use-optimal-column-width="false"/>
    </style:style>
    <style:style style:name="Table1" style:family="table" style:master-page-name="MP0">
      <style:table-properties style:width="13.2659in" fo:margin-left="-0.470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" style:parent-style-name="PreformattedText" style:family="paragraph">
      <style:paragraph-properties fo:break-before="page" fo:text-align="end"/>
      <style:text-properties style:font-name="Candara" fo:font-weight="bold" style:font-weight-asian="bold" style:font-weight-complex="bold" fo:color="#000000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P10" style:parent-style-name="PreformattedText" style:family="paragraph">
      <style:paragraph-properties fo:text-align="end"/>
      <style:text-properties style:font-name="Candara" fo:font-weight="bold" style:font-weight-asian="bold" style:font-weight-complex="bold" fo:color="#000000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P12" style:parent-style-name="PreformattedText" style:family="paragraph">
      <style:paragraph-properties fo:text-align="end"/>
      <style:text-properties style:font-name="Candara"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2" style:parent-style-name="Fuentedepárrafopredeter." style:family="text">
      <style:text-properties style:font-name="Candara" fo:color="#000000"/>
    </style:style>
    <style:style style:name="T23" style:parent-style-name="Fuentedepárrafopredeter." style:family="text">
      <style:text-properties style:font-name="Candara" fo:color="#000000" fo:language="en" fo:country="US"/>
    </style:style>
    <style:style style:name="T24" style:parent-style-name="Fuentedepárrafopredeter." style:family="text">
      <style:text-properties style:font-name="Candara" fo:color="#000000"/>
    </style:style>
    <style:style style:name="P25" style:parent-style-name="PreformattedText" style:family="paragraph">
      <style:text-properties style:font-name="Candara" fo:color="#000000"/>
    </style:style>
    <style:style style:name="TableCell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" style:parent-style-name="PreformattedText" style:family="paragraph">
      <style:text-properties style:font-name="Candara" fo:color="#000000" fo:language="en" fo:country="US"/>
    </style:style>
    <style:style style:name="P28" style:parent-style-name="PreformattedText" style:family="paragraph">
      <style:text-properties style:font-name="Candara" fo:color="#000000" fo:language="en" fo:country="US"/>
    </style:style>
    <style:style style:name="P29" style:parent-style-name="PreformattedText" style:list-style-name="LFO1" style:family="paragraph">
      <style:text-properties style:font-name="Candara" fo:color="#000000" fo:language="en" fo:country="US"/>
    </style:style>
    <style:style style:name="P30" style:parent-style-name="PreformattedText" style:family="paragraph">
      <style:text-properties style:font-name="Candara" fo:color="#000000" fo:language="en" fo:country="US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PreformattedText" style:family="paragraph">
      <style:text-properties style:font-name="Candara" fo:color="#000000" fo:language="en" fo:country="U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PreformattedText" style:family="paragraph">
      <style:text-properties style:font-name="Candara" fo:color="#000000" fo:language="en" fo:country="US"/>
    </style:style>
    <style:style style:name="P36" style:parent-style-name="PreformattedText" style:family="paragraph">
      <style:text-properties style:font-name="Candara" fo:color="#000000" fo:language="en" fo:country="US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2" style:parent-style-name="HTMLconformatoprevio" style:family="paragraph">
      <style:paragraph-properties fo:background-color="#FFFFFF"/>
    </style:style>
    <style:style style:name="T43" style:parent-style-name="Fuentedepárrafopredeter." style:family="text">
      <style:text-properties style:font-name="Candara" style:font-style-complex="italic" fo:color="#000000" fo:language="en" fo:country="US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HTMLconformatoprevio" style:family="paragraph">
      <style:paragraph-properties fo:background-color="#FFFFFF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PreformattedText" style:family="paragraph">
      <style:text-properties style:font-name="Candara" fo:color="#000000" fo:language="en" fo:country="US"/>
    </style:style>
    <style:style style:name="T49" style:parent-style-name="Fuentedepárrafopredeter." style:family="text">
      <style:text-properties style:font-name="Candara" fo:color="#000000" fo:language="en" fo:country="US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5" style:parent-style-name="HTMLconformatoprevio" style:family="paragraph">
      <style:paragraph-properties fo:background-color="#FFFFFF"/>
    </style:style>
    <style:style style:name="T56" style:parent-style-name="Fuentedepárrafopredeter." style:family="text">
      <style:text-properties style:font-name="Candara" fo:color="#000000" fo:language="en" fo:country="US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HTMLconformatoprevio" style:family="paragraph">
      <style:paragraph-properties fo:background-color="#FFFFFF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PreformattedText" style:family="paragraph">
      <style:text-properties style:font-name="Candara" fo:color="#000000" fo:language="en" fo:country="US"/>
    </style:style>
    <style:style style:name="P62" style:parent-style-name="PreformattedText" style:family="paragraph">
      <style:text-properties style:font-name="Candara" fo:color="#000000" fo:language="en" fo:country="US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" style:parent-style-name="HTMLconformatoprevio" style:family="paragraph">
      <style:paragraph-properties fo:background-color="#FFFFFF"/>
      <style:text-properties style:font-name="Candara" fo:color="#000000"/>
    </style:style>
    <style:style style:name="P65" style:parent-style-name="HTMLconformatoprevio" style:family="paragraph">
      <style:paragraph-properties fo:background-color="#FFFFFF"/>
      <style:text-properties style:font-name="Candara" fo:color="#000000"/>
    </style:style>
    <style:style style:name="P66" style:parent-style-name="HTMLconformatoprevio" style:family="paragraph">
      <style:paragraph-properties fo:background-color="#FFFFFF"/>
      <style:text-properties style:font-name="Candara" fo:color="#000000"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P68" style:parent-style-name="HTMLconformatoprevio" style:family="paragraph">
      <style:paragraph-properties fo:background-color="#FFFFFF"/>
      <style:text-properties style:font-name="Candara" fo:color="#000000"/>
    </style:style>
    <style:style style:name="TableRow69" style:family="table-row">
      <style:table-row-properties style:min-row-height="0.2027in"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PreformattedText" style:family="paragraph">
      <style:text-properties style:font-name="Candara" fo:color="#000000" fo:language="en" fo:country="US"/>
    </style:style>
    <style:style style:name="T72" style:parent-style-name="Fuentedepárrafopredeter." style:family="text">
      <style:text-properties style:font-name="Candara" fo:color="#000000" fo:language="en" fo:country="US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75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P76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Cell77" style:family="table-cell">
      <style:table-cell-properties fo:border="none" style:writing-mode="lr-tb" fo:padding-top="0in" fo:padding-left="0.0069in" fo:padding-bottom="0in" fo:padding-right="0.0069in"/>
    </style:style>
    <style:style style:name="P78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79" style:family="table-row">
      <style:table-row-properties style:min-row-height="0.2027in"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PreformattedText" style:family="paragraph">
      <style:text-properties style:font-name="Candara" fo:color="#000000" fo:language="en" fo:country="US"/>
    </style:style>
    <style:style style:name="T82" style:parent-style-name="Fuentedepárrafopredeter." style:family="text">
      <style:text-properties style:font-name="Candara" fo:color="#000000" fo:language="en" fo:country="US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8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86" style:parent-style-name="HTMLconformatoprevio" style:family="paragraph">
      <style:paragraph-properties fo:background-color="#FFFFFF"/>
    </style:style>
    <style:style style:name="T87" style:parent-style-name="Fuentedepárrafopredeter." style:family="text">
      <style:text-properties style:font-name="Candara" fo:color="#000000" fo:language="en" fo:country="US"/>
    </style:style>
    <style:style style:name="T88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HTMLconformatoprevio" style:family="paragraph">
      <style:paragraph-properties fo:background-color="#FFFFFF"/>
      <style:text-properties fo:language="en" fo:country="US"/>
    </style:style>
    <style:style style:name="TableRow91" style:family="table-row">
      <style:table-row-properties style:min-row-height="0.2027in"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PreformattedText" style:family="paragraph">
      <style:text-properties style:font-name="Candara" fo:color="#000000" fo:language="en" fo:country="US"/>
    </style:style>
    <style:style style:name="P94" style:parent-style-name="PreformattedText" style:family="paragraph">
      <style:text-properties style:font-name="Candara" fo:color="#000000" fo:language="en" fo:country="US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9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98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101" style:family="table-row">
      <style:table-row-properties style:min-row-height="0.2027in"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PreformattedText" style:family="paragraph">
      <style:text-properties style:font-name="Candara" fo:color="#000000" fo:language="en" fo:country="US"/>
    </style:style>
    <style:style style:name="P104" style:parent-style-name="PreformattedText" style:family="paragraph">
      <style:text-properties style:font-name="Candara" fo:color="#000000" fo:language="en" fo:country="US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6" style:parent-style-name="HTMLconformatoprevio" style:family="paragraph">
      <style:paragraph-properties fo:background-color="#FFFFFF"/>
      <style:text-properties style:font-name="Candara" fo:color="#000000"/>
    </style:style>
    <style:style style:name="P107" style:parent-style-name="HTMLconformatoprevio" style:family="paragraph">
      <style:paragraph-properties fo:background-color="#FFFFFF"/>
      <style:text-properties style:font-name="Candara" fo:color="#000000"/>
    </style:style>
    <style:style style:name="P108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111" style:family="table-row">
      <style:table-row-properties style:min-row-height="0.2027in"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PreformattedText" style:family="paragraph">
      <style:text-properties style:font-name="Candara" fo:color="#000000" fo:language="en" fo:country="US"/>
    </style:style>
    <style:style style:name="P114" style:parent-style-name="PreformattedText" style:family="paragraph">
      <style:text-properties style:font-name="Candara" fo:color="#000000" fo:language="en" fo:country="US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6" style:parent-style-name="HTMLconformatoprevio" style:family="paragraph">
      <style:paragraph-properties fo:background-color="#FFFFFF"/>
      <style:text-properties style:font-name="Candara" fo:color="#000000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HTMLconformatoprevio" style:family="paragraph">
      <style:paragraph-properties fo:background-color="#FFFFFF"/>
      <style:text-properties style:font-name="Candara" fo:color="#000000"/>
    </style:style>
    <style:style style:name="TableRow119" style:family="table-row">
      <style:table-row-properties style:min-row-height="0.2027in"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PreformattedText" style:family="paragraph">
      <style:text-properties style:font-name="Candara" fo:color="#000000" fo:language="en" fo:country="US"/>
    </style:style>
    <style:style style:name="P122" style:parent-style-name="PreformattedText" style:family="paragraph">
      <style:text-properties style:font-name="Candara" fo:color="#000000" fo:language="en" fo:country="US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4" style:parent-style-name="HTMLconformatoprevio" style:family="paragraph">
      <style:paragraph-properties fo:background-color="#FFFFFF"/>
      <style:text-properties style:font-name="Candara" fo:color="#000000"/>
    </style:style>
    <style:style style:name="P125" style:parent-style-name="HTMLconformatoprevio" style:family="paragraph">
      <style:paragraph-properties fo:background-color="#FFFFFF"/>
      <style:text-properties style:font-name="Candara" fo:color="#000000"/>
    </style:style>
    <style:style style:name="P126" style:parent-style-name="HTMLconformatoprevio" style:family="paragraph">
      <style:paragraph-properties fo:background-color="#FFFFFF"/>
      <style:text-properties style:font-name="Candara" fo:color="#000000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P128" style:parent-style-name="HTMLconformatoprevio" style:family="paragraph">
      <style:paragraph-properties fo:background-color="#FFFFFF"/>
      <style:text-properties style:font-name="Candara" fo:color="#000000"/>
    </style:style>
    <style:style style:name="TableRow129" style:family="table-row">
      <style:table-row-properties style:min-row-height="0.2826in"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PreformattedText" style:family="paragraph">
      <style:text-properties style:font-name="Candara" fo:color="#000000" fo:language="en" fo:country="US"/>
    </style:style>
    <style:style style:name="P132" style:parent-style-name="PreformattedText" style:family="paragraph">
      <style:text-properties style:font-name="Candara" fo:color="#000000" fo:language="en" fo:country="US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PreformattedText" style:family="paragraph">
      <style:text-properties style:font-name="Candara" fo:color="#000000" fo:language="en" fo:country="US"/>
    </style:style>
    <style:style style:name="TableRow141" style:family="table-row">
      <style:table-row-properties style:min-row-height="0.2826in"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PreformattedText" style:family="paragraph">
      <style:text-properties style:font-name="Candara" fo:color="#000000" fo:language="en" fo:country="US"/>
    </style:style>
    <style:style style:name="P144" style:parent-style-name="PreformattedText" style:family="paragraph">
      <style:text-properties style:font-name="Candara" fo:color="#000000" fo:language="en" fo:country="US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4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PreformattedText" style:family="paragraph">
      <style:text-properties style:font-name="Candara" fo:color="#000000" fo:language="en" fo:country="US"/>
    </style:style>
    <style:style style:name="TableRow150" style:family="table-row">
      <style:table-row-properties style:min-row-height="0.2826in" style:use-optimal-row-height="false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PreformattedText" style:family="paragraph">
      <style:text-properties style:font-name="Candara" fo:color="#000000" fo:language="en" fo:country="US"/>
    </style:style>
    <style:style style:name="TableRow153" style:family="table-row">
      <style:table-row-properties style:min-row-height="0.2826in" style:use-optimal-row-height="false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PreformattedText" style:family="paragraph">
      <style:text-properties style:font-name="Candara" fo:color="#000000" fo:language="en" fo:country="US"/>
    </style:style>
    <style:style style:name="TableRow156" style:family="table-row">
      <style:table-row-properties style:min-row-height="0.2826in" style:use-optimal-row-height="false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PreformattedText" style:family="paragraph">
      <style:text-properties style:font-name="Candara" fo:color="#000000" fo:language="en" fo:country="US"/>
    </style:style>
    <style:style style:name="TableRow159" style:family="table-row">
      <style:table-row-properties style:min-row-height="0.2826in" style:use-optimal-row-height="false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P161" style:parent-style-name="PreformattedText" style:family="paragraph">
      <style:text-properties style:font-name="Candara" fo:color="#000000" fo:language="en" fo:country="US"/>
    </style:style>
    <style:style style:name="TableRow162" style:family="table-row">
      <style:table-row-properties style:min-row-height="0.2826in" style:use-optimal-row-height="false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PreformattedText" style:family="paragraph">
      <style:text-properties style:font-name="Candara" fo:color="#000000" fo:language="en" fo:country="US"/>
    </style:style>
    <style:style style:name="P165" style:parent-style-name="PreformattedText" style:family="paragraph">
      <style:text-properties style:font-name="Candara" fo:color="#000000" fo:language="en" fo:country="US"/>
    </style:style>
    <style:style style:name="TableColumn167" style:family="table-column">
      <style:table-column-properties style:column-width="1.5506in" style:use-optimal-column-width="false"/>
    </style:style>
    <style:style style:name="TableColumn168" style:family="table-column">
      <style:table-column-properties style:column-width="5.8576in" style:use-optimal-column-width="false"/>
    </style:style>
    <style:style style:name="Table166" style:family="table">
      <style:table-properties style:width="7.4083in" fo:margin-left="-0.4708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PreformattedText" style:family="paragraph">
      <style:text-properties style:font-name="Candara" fo:font-weight="bold" style:font-weight-asian="bold" style:font-weight-complex="bold" fo:color="#4472C4"/>
    </style:style>
    <style:style style:name="TableCell1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3" style:parent-style-name="PreformattedText" style:family="paragraph">
      <style:text-properties style:font-name="Candara" fo:font-weight="bold" style:font-weight-asian="bold" style:font-weight-complex="bold" fo:color="#4472C4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PreformattedText" style:family="paragraph">
      <style:text-properties style:font-name="Candara" fo:color="#000000"/>
    </style:style>
    <style:style style:name="P177" style:parent-style-name="PreformattedText" style:family="paragraph">
      <style:text-properties style:font-name="Candara" fo:color="#000000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9" style:parent-style-name="PreformattedText" style:family="paragraph">
      <style:text-properties style:font-name="Candara" fo:color="#000000" fo:language="en" fo:country="US"/>
    </style:style>
    <style:style style:name="P18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8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8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PreformattedText" style:family="paragraph">
      <style:text-properties style:font-name="Candara" fo:color="#000000" fo:language="en" fo:country="US"/>
    </style:style>
    <style:style style:name="P186" style:parent-style-name="PreformattedText" style:family="paragraph">
      <style:text-properties style:font-name="Candara" fo:color="#000000" fo:language="en" fo:country="US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HTMLconformatoprevio" style:family="paragraph">
      <style:paragraph-properties fo:background-color="#FFFFFF"/>
      <style:text-properties style:font-name="Candara" fo:color="#000000"/>
    </style:style>
    <style:style style:name="P189" style:parent-style-name="HTMLconformatoprevio" style:family="paragraph">
      <style:paragraph-properties fo:background-color="#FFFFFF"/>
      <style:text-properties style:font-name="Candara" fo:color="#000000"/>
    </style:style>
    <style:style style:name="P190" style:parent-style-name="HTMLconformatoprevio" style:family="paragraph">
      <style:paragraph-properties fo:background-color="#FFFFFF"/>
      <style:text-properties style:font-name="Candara" fo:color="#000000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PreformattedText" style:family="paragraph">
      <style:text-properties style:font-name="Candara" fo:color="#000000" fo:language="en" fo:country="US"/>
    </style:style>
    <style:style style:name="P194" style:parent-style-name="PreformattedText" style:family="paragraph">
      <style:text-properties style:font-name="Candara" fo:color="#000000" fo:language="en" fo:country="US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97" style:parent-style-name="PreformattedText" style:family="paragraph">
      <style:text-properties style:font-name="Candara" fo:color="#000000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PreformattedText" style:family="paragraph">
      <style:text-properties style:font-name="Candara" fo:color="#000000" fo:language="en" fo:country="US"/>
    </style:style>
    <style:style style:name="T201" style:parent-style-name="Fuentedepárrafopredeter." style:family="text">
      <style:text-properties style:font-name="Candara" fo:color="#000000" fo:language="en" fo:country="US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04" style:parent-style-name="HTMLconformatoprevio" style:family="paragraph">
      <style:paragraph-properties fo:background-color="#FFFFFF"/>
    </style:style>
    <style:style style:name="T205" style:parent-style-name="Fuentedepárrafopredeter." style:family="text">
      <style:text-properties style:font-name="Candara" fo:color="#000000" fo:language="en" fo:country="US"/>
    </style:style>
    <style:style style:name="T206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07" style:parent-style-name="Fuentedepárrafopredeter." style:family="text">
      <style:text-properties style:font-name="Candara" fo:color="#000000" fo:language="en" fo:country="US"/>
    </style:style>
    <style:style style:name="P208" style:parent-style-name="HTMLconformatoprevio" style:family="paragraph">
      <style:paragraph-properties fo:background-color="#FFFFFF"/>
    </style:style>
    <style:style style:name="T209" style:parent-style-name="Fuentedepárrafopredeter." style:family="text">
      <style:text-properties style:font-name="Candara" fo:color="#000000" fo:language="en" fo:country="U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PreformattedText" style:family="paragraph">
      <style:text-properties style:font-name="Candara" fo:color="#000000" fo:language="en" fo:country="US"/>
    </style:style>
    <style:style style:name="P213" style:parent-style-name="PreformattedText" style:family="paragraph">
      <style:text-properties style:font-name="Candara" fo:color="#000000" fo:language="en" fo:country="US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16" style:parent-style-name="HTMLconformatoprevio" style:family="paragraph">
      <style:paragraph-properties fo:background-color="#FFFFFF"/>
    </style:style>
    <style:style style:name="T217" style:parent-style-name="Fuentedepárrafopredeter." style:family="text">
      <style:text-properties style:font-name="Candara" fo:color="#000000" fo:language="en" fo:country="US"/>
    </style:style>
    <style:style style:name="T218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19" style:parent-style-name="Fuentedepárrafopredeter." style:family="text">
      <style:text-properties style:font-name="Candara" fo:color="#000000" fo:language="en" fo:country="US"/>
    </style:style>
    <style:style style:name="T220" style:parent-style-name="Fuentedepárrafopredeter." style:family="text">
      <style:text-properties style:font-name="Candara" fo:color="#000000" fo:language="en" fo:country="US"/>
    </style:style>
    <style:style style:name="TableRow221" style:family="table-row">
      <style:table-row-properties style:min-row-height="0.2027in" style:use-optimal-row-height="false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PreformattedText" style:family="paragraph">
      <style:text-properties style:font-name="Candara" fo:color="#000000" fo:language="en" fo:country="US"/>
    </style:style>
    <style:style style:name="T224" style:parent-style-name="Fuentedepárrafopredeter." style:family="text">
      <style:text-properties style:font-name="Candara" fo:color="#000000" fo:language="en" fo:country="US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6" style:parent-style-name="HTMLconformatoprevio" style:family="paragraph">
      <style:paragraph-properties fo:background-color="#FFFFFF"/>
      <style:text-properties style:font-name="Candara" fo:font-style="italic" style:font-style-asian="italic" style:font-style-complex="italic" fo:color="#000000" fo:language="en" fo:country="US"/>
    </style:style>
    <style:style style:name="P22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28" style:parent-style-name="HTMLconformatoprevio" style:family="paragraph">
      <style:paragraph-properties fo:background-color="#FFFFFF"/>
    </style:style>
    <style:style style:name="T229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30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31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32" style:parent-style-name="Fuentedepárrafopredeter." style:family="text">
      <style:text-properties style:font-name="Candara" fo:color="#000000" fo:language="en" fo:country="US"/>
    </style:style>
    <style:style style:name="T233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34" style:parent-style-name="Fuentedepárrafopredeter." style:family="text">
      <style:text-properties style:font-name="Candara" fo:color="#000000" fo:language="en" fo:country="US"/>
    </style:style>
    <style:style style:name="T235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36" style:parent-style-name="Fuentedepárrafopredeter." style:family="text">
      <style:text-properties style:font-name="Candara" fo:color="#000000" fo:language="en" fo:country="US"/>
    </style:style>
    <style:style style:name="T237" style:parent-style-name="Fuentedepárrafopredeter." style:family="text">
      <style:text-properties style:font-name="Candara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238" style:parent-style-name="Fuentedepárrafopredeter." style:family="text">
      <style:text-properties style:font-name="Candara" fo:color="#000000" fo:language="en" fo:country="US"/>
    </style:style>
    <style:style style:name="P239" style:parent-style-name="HTMLconformatoprevio" style:family="paragraph">
      <style:paragraph-properties fo:background-color="#FFFFFF"/>
    </style:style>
    <style:style style:name="T240" style:parent-style-name="Fuentedepárrafopredeter." style:family="text">
      <style:text-properties style:font-name="Candara" fo:color="#000000" fo:language="en" fo:country="US"/>
    </style:style>
    <style:style style:name="P24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4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43" style:parent-style-name="HTMLconformatoprevio" style:family="paragraph">
      <style:paragraph-properties fo:background-color="#FFFFFF"/>
    </style:style>
    <style:style style:name="T244" style:parent-style-name="Fuentedepárrafopredeter." style:family="text">
      <style:text-properties style:font-name="Candara" fo:color="#000000" fo:language="en" fo:country="US"/>
    </style:style>
    <style:style style:name="T245" style:parent-style-name="Fuentedepárrafopredeter." style:family="text">
      <style:text-properties style:font-name="Candara" fo:font-weight="bold" style:font-weight-asian="bold" style:font-weight-complex="bold" fo:font-style="italic" style:font-style-asian="italic" style:font-style-complex="italic" fo:color="#660E7A" fo:language="en" fo:country="US"/>
    </style:style>
    <style:style style:name="T246" style:parent-style-name="Fuentedepárrafopredeter." style:family="text">
      <style:text-properties style:font-name="Candara" fo:color="#000000" fo:language="en" fo:country="US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PreformattedText" style:family="paragraph">
      <style:text-properties style:font-name="Candara" fo:color="#000000" fo:language="en" fo:country="US"/>
    </style:style>
    <style:style style:name="P250" style:parent-style-name="PreformattedText" style:family="paragraph">
      <style:text-properties style:font-name="Candara" fo:color="#000000" fo:language="en" fo:country="US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2" style:parent-style-name="HTMLconformatoprevio" style:family="paragraph">
      <style:paragraph-properties fo:background-color="#FFFFFF"/>
      <style:text-properties style:font-name="Candara" fo:color="#000000"/>
    </style:style>
    <style:style style:name="P253" style:parent-style-name="PreformattedText" style:family="paragraph">
      <style:text-properties style:font-name="Candara" fo:color="#000000" fo:language="en" fo:country="US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PreformattedText" style:family="paragraph">
      <style:text-properties style:font-name="Candara" fo:color="#000000" fo:language="en" fo:country="US"/>
    </style:style>
    <style:style style:name="P257" style:parent-style-name="PreformattedText" style:family="paragraph">
      <style:text-properties style:font-name="Candara" fo:color="#000000" fo:language="en" fo:country="US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1" style:parent-style-name="HTMLconformatoprevio" style:family="paragraph">
      <style:paragraph-properties fo:background-color="#FFFFFF"/>
    </style:style>
    <style:style style:name="T262" style:parent-style-name="Fuentedepárrafopredeter." style:family="text">
      <style:text-properties style:font-name="Candara" fo:color="#000000" fo:language="en" fo:country="US"/>
    </style:style>
    <style:style style:name="P26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4" style:parent-style-name="PreformattedText" style:family="paragraph">
      <style:text-properties style:font-name="Candara" fo:color="#000000" fo:language="en" fo:country="U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7" style:parent-style-name="PreformattedText" style:family="paragraph">
      <style:text-properties style:font-name="Candara" fo:color="#000000" fo:language="en" fo:country="US"/>
    </style:style>
    <style:style style:name="P268" style:parent-style-name="PreformattedText" style:family="paragraph">
      <style:text-properties style:font-name="Candara" fo:color="#000000" fo:language="en" fo:country="US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7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72" style:parent-style-name="PreformattedText" style:family="paragraph">
      <style:text-properties style:font-name="Candara" fo:color="#000000" fo:language="en" fo:country="US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PreformattedText" style:family="paragraph">
      <style:text-properties style:font-name="Candara" fo:color="#000000" fo:language="en" fo:country="US"/>
    </style:style>
    <style:style style:name="P276" style:parent-style-name="PreformattedText" style:family="paragraph">
      <style:paragraph-properties>
        <style:tab-stops>
          <style:tab-stop style:type="right" style:position="1.4743in"/>
        </style:tab-stops>
      </style:paragraph-properties>
      <style:text-properties style:font-name="Candara" fo:color="#000000" fo:language="en" fo:country="US"/>
    </style:style>
    <style:style style:name="TableCell2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8" style:parent-style-name="HTMLconformatoprevio" style:family="paragraph">
      <style:paragraph-properties fo:background-color="#FFFFFF"/>
      <style:text-properties style:font-name="Candara" fo:color="#000000"/>
    </style:style>
    <style:style style:name="P279" style:parent-style-name="HTMLconformatoprevio" style:family="paragraph">
      <style:paragraph-properties fo:background-color="#FFFFFF"/>
      <style:text-properties style:font-name="Candara" fo:color="#000000"/>
    </style:style>
    <style:style style:name="P280" style:parent-style-name="PreformattedText" style:family="paragraph">
      <style:text-properties style:font-name="Candara" fo:color="#000000" fo:language="en" fo:country="US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PreformattedText" style:family="paragraph">
      <style:text-properties style:font-name="Candara" fo:color="#000000" fo:language="en" fo:country="US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5" style:parent-style-name="HTMLconformatoprevio" style:family="paragraph">
      <style:paragraph-properties fo:background-color="#FFFFFF"/>
      <style:text-properties fo:color="#000000" fo:language="en" fo:country="US"/>
    </style:style>
    <style:style style:name="P286" style:parent-style-name="PreformattedText" style:family="paragraph">
      <style:text-properties style:font-name="Candara" fo:color="#000000" fo:language="en" fo:country="U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PreformattedText" style:family="paragraph">
      <style:text-properties style:font-name="Candara" fo:color="#000000" fo:language="en" fo:country="US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1" style:parent-style-name="PreformattedText" style:family="paragraph">
      <style:text-properties style:font-name="Candara" fo:color="#000000" fo:language="en" fo:country="US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6" style:parent-style-name="PreformattedText" style:family="paragraph">
      <style:text-properties style:font-name="Candara" fo:color="#000000" fo:language="en" fo:country="US"/>
    </style:style>
    <style:style style:name="P297" style:parent-style-name="Standard" style:family="paragraph">
      <style:text-properties style:font-name="Candara" fo:color="#000000" fo:font-size="10pt" style:font-size-asian="10pt" style:font-size-complex="10pt" fo:language="en" fo:country="US"/>
    </style:style>
    <style:style style:name="P298" style:parent-style-name="Standard" style:family="paragraph">
      <style:text-properties style:font-name="Candara" fo:color="#000000" fo:font-size="10pt" style:font-size-asian="10pt" style:font-size-complex="10pt" fo:language="en" fo:country="US"/>
    </style:style>
    <style:style style:name="P299" style:parent-style-name="PreformattedText" style:family="paragraph">
      <style:text-properties style:font-name="Candara" fo:color="#000000" fo:language="en" fo:country="US"/>
    </style:style>
    <style:style style:name="P300" style:parent-style-name="PreformattedText" style:family="paragraph">
      <style:text-properties style:font-name="Candara" fo:color="#000000" fo:language="en" fo:country="US"/>
    </style:style>
    <style:style style:name="P301" style:parent-style-name="PreformattedText" style:family="paragraph">
      <style:text-properties style:font-name="Candara" fo:color="#000000" fo:language="en" fo:country="US"/>
    </style:style>
    <style:style style:name="P302" style:parent-style-name="PreformattedText" style:family="paragraph">
      <style:text-properties style:font-name="Candara" fo:color="#000000" fo:language="en" fo:country="US"/>
    </style:style>
    <style:style style:name="P303" style:parent-style-name="PreformattedText" style:family="paragraph">
      <style:text-properties style:font-name="Candara" fo:color="#000000" fo:language="en" fo:country="US"/>
    </style:style>
    <style:style style:name="P304" style:parent-style-name="PreformattedText" style:family="paragraph">
      <style:text-properties style:font-name="Candara" fo:color="#000000" fo:language="en" fo:country="US"/>
    </style:style>
    <style:style style:name="P305" style:parent-style-name="PreformattedText" style:family="paragraph">
      <style:text-properties style:font-name="Candara" fo:color="#000000" fo:language="en" fo:country="US"/>
    </style:style>
    <style:style style:name="P306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P307" style:parent-style-name="PreformattedText" style:family="paragraph">
      <style:text-properties style:font-name="Candara" fo:color="#000000"/>
    </style:style>
    <style:style style:name="TableColumn309" style:family="table-column">
      <style:table-column-properties style:column-width="3.1284in" style:use-optimal-column-width="false"/>
    </style:style>
    <style:style style:name="TableColumn310" style:family="table-column">
      <style:table-column-properties style:column-width="10.1375in" style:use-optimal-column-width="false"/>
    </style:style>
    <style:style style:name="TableColumn311" style:family="table-column">
      <style:table-column-properties style:column-width="5.6611in" style:use-optimal-column-width="false"/>
    </style:style>
    <style:style style:name="Table308" style:family="table">
      <style:table-properties style:width="18.927in" fo:margin-left="-0.4708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6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9" style:parent-style-name="PreformattedText" style:family="paragraph">
      <style:text-properties style:font-name="Candara" fo:color="#000000"/>
    </style:style>
    <style:style style:name="TableCell3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1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6" style:parent-style-name="PreformattedText" style:family="paragraph">
      <style:text-properties style:font-name="Candara" fo:color="#000000"/>
    </style:style>
    <style:style style:name="TableCell3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28" style:parent-style-name="Fuentedepárrafopredeter." style:family="text">
      <style:text-properties style:font-name="Candara" fo:color="#000000"/>
    </style:style>
    <style:style style:name="T329" style:parent-style-name="Fuentedepárrafopredeter." style:family="text">
      <style:text-properties style:font-name="Candara" fo:color="#000000" fo:language="en" fo:country="US"/>
    </style:style>
    <style:style style:name="T330" style:parent-style-name="Fuentedepárrafopredeter." style:family="text">
      <style:text-properties style:font-name="Candara" fo:color="#000000"/>
    </style:style>
    <style:style style:name="P331" style:parent-style-name="PreformattedText" style:family="paragraph">
      <style:text-properties style:font-name="Candara" fo:color="#000000"/>
    </style:style>
    <style:style style:name="TableCell332" style:family="table-cell">
      <style:table-cell-properties fo:border="none" style:writing-mode="lr-tb" fo:padding-top="0in" fo:padding-left="0.0069in" fo:padding-bottom="0in" fo:padding-right="0.0069in"/>
    </style:style>
    <style:style style:name="P333" style:parent-style-name="PreformattedText" style:family="paragraph">
      <style:text-properties style:font-name="Candara" fo:color="#000000" fo:language="en" fo:country="US"/>
    </style:style>
    <style:style style:name="P334" style:parent-style-name="PreformattedText" style:family="paragraph">
      <style:text-properties style:font-name="Candara" fo:color="#000000" fo:language="en" fo:country="US"/>
    </style:style>
    <style:style style:name="P335" style:parent-style-name="PreformattedText" style:list-style-name="LFO1" style:family="paragraph">
      <style:text-properties style:font-name="Candara" fo:color="#000000" fo:language="en" fo:country="US"/>
    </style:style>
    <style:style style:name="P336" style:parent-style-name="PreformattedText" style:family="paragraph">
      <style:text-properties style:font-name="Candara" fo:color="#000000" fo:language="en" fo:country="U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9" style:parent-style-name="PreformattedText" style:family="paragraph">
      <style:text-properties style:font-name="Candara" fo:color="#000000"/>
    </style:style>
    <style:style style:name="TableCell3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1" style:parent-style-name="PreformattedText" style:family="paragraph">
      <style:text-properties style:font-name="Candara" fo:color="#000000" fo:language="en" fo:country="US"/>
    </style:style>
    <style:style style:name="P342" style:parent-style-name="PreformattedText" style:family="paragraph">
      <style:text-properties style:font-name="Candara" fo:color="#000000" fo:language="en" fo:country="US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P34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4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4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4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48" style:parent-style-name="HTMLconformatoprevio" style:family="paragraph">
      <style:paragraph-properties fo:background-color="#FFFFFF"/>
    </style:style>
    <style:style style:name="T349" style:parent-style-name="Fuentedepárrafopredeter." style:family="text">
      <style:text-properties style:font-name="Candara" style:font-style-complex="italic" fo:color="#000000" fo:language="en" fo:country="US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2" style:parent-style-name="PreformattedText" style:family="paragraph">
      <style:text-properties style:font-name="Candara" fo:color="#000000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4" style:parent-style-name="PreformattedText" style:family="paragraph">
      <style:text-properties style:font-name="Candara" fo:color="#000000" fo:language="en" fo:country="US"/>
    </style:style>
    <style:style style:name="T355" style:parent-style-name="Fuentedepárrafopredeter." style:family="text">
      <style:text-properties style:font-name="Candara" fo:color="#000000" fo:language="en" fo:country="US"/>
    </style:style>
    <style:style style:name="TableCell356" style:family="table-cell">
      <style:table-cell-properties fo:border="none" style:writing-mode="lr-tb" fo:padding-top="0in" fo:padding-left="0.0069in" fo:padding-bottom="0in" fo:padding-right="0.0069in"/>
    </style:style>
    <style:style style:name="P35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5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5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6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61" style:parent-style-name="HTMLconformatoprevio" style:family="paragraph">
      <style:paragraph-properties fo:background-color="#FFFFFF"/>
    </style:style>
    <style:style style:name="T362" style:parent-style-name="Fuentedepárrafopredeter." style:family="text">
      <style:text-properties style:font-name="Candara" fo:color="#000000" fo:language="en" fo:country="US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5" style:parent-style-name="PreformattedText" style:family="paragraph">
      <style:text-properties style:font-name="Candara" fo:color="#000000"/>
    </style:style>
    <style:style style:name="TableCell3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7" style:parent-style-name="PreformattedText" style:family="paragraph">
      <style:text-properties style:font-name="Candara" fo:color="#000000" fo:language="en" fo:country="US"/>
    </style:style>
    <style:style style:name="P368" style:parent-style-name="PreformattedText" style:family="paragraph">
      <style:text-properties style:font-name="Candara" fo:color="#000000" fo:language="en" fo:country="US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HTMLconformatoprevio" style:family="paragraph">
      <style:paragraph-properties fo:background-color="#FFFFFF"/>
      <style:text-properties style:font-name="Candara" fo:color="#000000"/>
    </style:style>
    <style:style style:name="P371" style:parent-style-name="HTMLconformatoprevio" style:family="paragraph">
      <style:paragraph-properties fo:background-color="#FFFFFF"/>
      <style:text-properties style:font-name="Candara" fo:color="#000000"/>
    </style:style>
    <style:style style:name="P372" style:parent-style-name="HTMLconformatoprevio" style:family="paragraph">
      <style:paragraph-properties fo:background-color="#FFFFFF"/>
      <style:text-properties style:font-name="Candara" fo:color="#000000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5" style:parent-style-name="PreformattedText" style:family="paragraph">
      <style:text-properties style:font-name="Candara" fo:color="#000000"/>
    </style:style>
    <style:style style:name="TableCell3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7" style:parent-style-name="PreformattedText" style:family="paragraph">
      <style:text-properties style:font-name="Candara" fo:color="#000000" fo:language="en" fo:country="US"/>
    </style:style>
    <style:style style:name="T378" style:parent-style-name="Fuentedepárrafopredeter." style:family="text">
      <style:text-properties style:font-name="Candara" fo:color="#000000" fo:language="en" fo:country="US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P38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81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P382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P383" style:parent-style-name="PreformattedText" style:family="paragraph">
      <style:text-properties style:font-name="Candara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NDROID STUDIO (JAVA)</text:p>
          </table:table-cell>
          <table:table-cell table:style-name="TableCell9" table:number-columns-spanned="2">
            <text:p text:style-name="P10"/>
          </table:table-cell>
          <table:covered-table-cell/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ejercicio</text:p>
          </table:table-cell>
          <table:table-cell table:style-name="TableCell16" table:number-columns-spanned="2">
            <text:p text:style-name="P17">tema</text:p>
          </table:table-cell>
          <table:covered-table-cell/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reformattedText"><text:span text:style-name="T22">/u2/</text:span><text:span text:style-name="T23">…/</text:span><text:span text:style-name="T24">rittz</text:span></text:p>
            <text:p text:style-name="P25">/PROPINATOR/</text:p>
          </table:table-cell>
          <table:table-cell table:style-name="TableCell26" table:number-columns-spanned="2">
            <text:p text:style-name="P27">Numeric Button handler(:45)</text:p>
            <text:p text:style-name="P28">isChecked , radio buttons triple check (:90)</text:p>
            <text:list text:style-name="LFO1" text:continue-numbering="true">
              <text:list-item>
                <text:p text:style-name="P29">- -<text:s/></text:p>
              </text:list-item>
            </text:list>
            <text:p text:style-name="P30">radioButton structure (XML :163)</text:p>
          </table:table-cell>
          <table:covered-table-cell/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/u2/…/rittz</text:p>
            <text:p text:style-name="P36">/ROCKPAPERSCISSORS/</text:p>
          </table:table-cell>
          <table:table-cell table:style-name="TableCell37" table:number-columns-spanned="2">
            <text:p text:style-name="P38">trigger Restart Actions<text:s/>disparador de reseteo (:66)</text:p>
            <text:p text:style-name="P39">alert confirm alert dialog builder (:79)<text:s/></text:p>
            <text:p text:style-name="P40">enum selection selección (:26)</text:p>
            <text:p text:style-name="P41">handler manejador ( rockPaperScissorsHandler Piedra papel (:127)</text:p>
            <text:p text:style-name="P42"><text:span text:style-name="T43">assigning Selection by user selección usuario Selection (:157)</text:span></text:p>
          </table:table-cell>
          <table:covered-table-cell/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/u2/…/rittz</text:p>
            <text:p text:style-name="PreformattedText"><text:span text:style-name="T49">/CITAS/</text:span></text:p>
          </table:table-cell>
          <table:table-cell table:style-name="TableCell50" table:number-columns-spanned="2">
            <text:p text:style-name="P51">Calendar calendario instance (:53)<text:s/></text:p>
            <text:p text:style-name="P52">date picker datePicker fecha (:63)<text:s/></text:p>
            <text:p text:style-name="P53">onDateSet date set (:68)<text:s/></text:p>
            <text:p text:style-name="P54">timePickerDialog time picker dialog (:99)<text:line-break/>alert dialog builder alerta (:137)</text:p>
            <text:p text:style-name="P55"><text:span text:style-name="T56">myFragment fragment (:189)</text:span></text:p>
          </table:table-cell>
          <table:covered-table-cell/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/u2/…/rittz</text:p>
            <text:p text:style-name="P62">/NAME COLORS/</text:p>
          </table:table-cell>
          <table:table-cell table:style-name="TableCell63" table:number-columns-spanned="2">
            <text:p text:style-name="P64">setOnSeekBarChangeListener(:77)</text:p>
            <text:p text:style-name="P65">onProgressChanged (:79)</text:p>
            <text:p text:style-name="P66">onStartTrackingTouch seekbar(:72)</text:p>
          </table:table-cell>
          <table:covered-table-cell/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/u2/…/rittz</text:p>
            <text:p text:style-name="PreformattedText"><text:span text:style-name="T72">/FIBONACCI LAUNCHER/</text:span></text:p>
          </table:table-cell>
          <table:table-cell table:style-name="TableCell73" table:number-columns-spanned="2">
            <text:p text:style-name="P74">ActivityResultLauncher laucher (:36)</text:p>
            <text:p text:style-name="P75">Intent.getStringExtra (ACTIVITY2 :23)</text:p>
            <text:p text:style-name="P76">putExtra(ACTIVITY_2 :39)</text:p>
          </table:table-cell>
          <table:covered-table-cell/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/u2/…/rittz</text:p>
            <text:p text:style-name="PreformattedText"><text:span text:style-name="T82">/ICE CREAM/</text:span></text:p>
          </table:table-cell>
          <table:table-cell table:style-name="TableCell83" table:number-columns-spanned="2">
            <text:p text:style-name="P84">Spinner</text:p>
            <text:p text:style-name="P85">Container containersList (:30)<text:line-break/>ArrayAdapter&lt;Container&gt; (:35)</text:p>
            <text:p text:style-name="P86"><text:span text:style-name="T87">crear<text:s/></text:span><text:span text:style-name="T88">spinnerContainer (:29)</text:span></text:p>
          </table:table-cell>
          <table:covered-table-cell/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/u3/…/rittz</text:p>
            <text:p text:style-name="P94">/IMPLICIT INTENTS/</text:p>
          </table:table-cell>
          <table:table-cell table:style-name="TableCell95" table:number-columns-spanned="2">
            <text:p text:style-name="P96">Implicit intents .setData (:43)</text:p>
            <text:p text:style-name="P97">ACTION_DIAL , DIAL_OUT (:34)</text:p>
            <text:p text:style-name="P98"/>
          </table:table-cell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/u3/…/rittz</text:p>
            <text:p text:style-name="P104">/LETTER ANALYSIS/</text:p>
          </table:table-cell>
          <table:table-cell table:style-name="TableCell105" table:number-columns-spanned="2">
            <text:p text:style-name="P106">ActivityResultLauncher (:33)</text:p>
            <text:p text:style-name="P107"/>
            <text:p text:style-name="P108"/>
          </table:table-cell>
          <table:covered-table-cell/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/u3/…/rittz</text:p>
            <text:p text:style-name="P114">/MONSTER/</text:p>
          </table:table-cell>
          <table:table-cell table:style-name="TableCell115" table:number-columns-spanned="2">
            <text:p text:style-name="P116">Serializable (ACTIVITY2 :24)</text:p>
          </table:table-cell>
          <table:covered-table-cell/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/u3/…/rittz</text:p>
            <text:p text:style-name="P122">/PRIME ACTIVITY RESULT LAUNCHER/</text:p>
          </table:table-cell>
          <table:table-cell table:style-name="TableCell123" table:number-columns-spanned="2">
            <text:p text:style-name="P124">ActivityResultLauncher (:41)</text:p>
            <text:p text:style-name="P125">getResultCode</text:p>
            <text:p text:style-name="P126"/>
          </table:table-cell>
          <table:covered-table-cell/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/u3/…/rittz</text:p>
            <text:p text:style-name="P132">/SELECT CHARACTER AND WEAPON/</text:p>
          </table:table-cell>
          <table:table-cell table:style-name="TableCell133" table:number-columns-spanned="2">
            <text:p text:style-name="P134">ActivityResultLauncher (:54)</text:p>
            <text:p text:style-name="P135">Handler (:90)</text:p>
            <text:p text:style-name="P136">setImageResource(:120)</text:p>
            <text:p text:style-name="P137">R.drawable</text:p>
            <text:p text:style-name="P138">Handler (ACTIVITY2 :69)</text:p>
          </table:table-cell>
          <table:covered-table-cell/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/u4/…/rittz</text:p>
            <text:p text:style-name="P144">/PING PONG/</text:p>
          </table:table-cell>
          <table:table-cell table:style-name="TableCell145" table:number-columns-spanned="2">
            <text:p text:style-name="P146">(FRAGMENT PONG) = Bundle(:47) handler(:82)</text:p>
            <text:p text:style-name="P147"/>
          </table:table-cell>
          <table:covered-table-cell/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 table:number-columns-spanned="2">
            <text:p text:style-name="P152"/>
          </table:table-cell>
          <table:covered-table-cell/>
          <table:table-cell>
            <text:p text:style-name="P152"/>
          </table:table-cell>
          <table:table-cell>
            <text:p text:style-name="P152"/>
          </table:table-cell>
        </table:table-row>
        <table:table-row table:style-name="TableRow153">
          <table:table-cell table:style-name="TableCell154" table:number-columns-spanned="2">
            <text:p text:style-name="P155"/>
          </table:table-cell>
          <table:covered-table-cell/>
          <table:table-cell>
            <text:p text:style-name="P155"/>
          </table:table-cell>
          <table:table-cell>
            <text:p text:style-name="P155"/>
          </table:table-cell>
        </table:table-row>
        <table:table-row table:style-name="TableRow156">
          <table:table-cell table:style-name="TableCell157" table:number-columns-spanned="2">
            <text:p text:style-name="P158"/>
          </table:table-cell>
          <table:covered-table-cell/>
          <table:table-cell>
            <text:p text:style-name="P158"/>
          </table:table-cell>
          <table:table-cell>
            <text:p text:style-name="P158"/>
          </table:table-cell>
        </table:table-row>
        <table:table-row table:style-name="TableRow159">
          <table:table-cell table:style-name="TableCell160" table:number-columns-spanned="2">
            <text:p text:style-name="P161"/>
          </table:table-cell>
          <table:covered-table-cell/>
          <table:table-cell>
            <text:p text:style-name="P161"/>
          </table:table-cell>
          <table:table-cell>
            <text:p text:style-name="P161"/>
          </table:table-cell>
        </table:table-row>
        <table:table-row table:style-name="TableRow162">
          <table:table-cell table:style-name="TableCell163" table:number-columns-spanned="2">
            <text:p text:style-name="P164"/>
          </table:table-cell>
          <table:covered-table-cell/>
          <table:table-cell>
            <text:p text:style-name="P164"/>
          </table:table-cell>
          <table:table-cell>
            <text:p text:style-name="P164"/>
          </table:table-cell>
        </table:table-row>
      </table:table>
      <text:p text:style-name="P165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LOCALIZACIÓN</text:p>
          </table:table-cell>
          <table:table-cell table:style-name="TableCell172">
            <text:p text:style-name="P173">FUNCIONES ÚTILES / COPIA PEGA<text:s/></text:p>
          </table:table-cell>
        </table:table-row>
        <table:table-row table:style-name="TableRow174">
          <table:table-cell table:style-name="TableCell175">
            <text:p text:style-name="P176">/u2//rittz</text:p>
            <text:p text:style-name="P177">/CALCULATOR/</text:p>
          </table:table-cell>
          <table:table-cell table:style-name="TableCell178">
            <text:p text:style-name="P179">.isChecked() (:42)</text:p>
            <text:p text:style-name="P180">.putExtra (:52)</text:p>
            <text:p text:style-name="P181">.setChecked() (:32)</text:p>
            <text:p text:style-name="P182">USO DE getString del R.string string.xml(:43)</text:p>
          </table:table-cell>
        </table:table-row>
        <table:table-row table:style-name="TableRow183">
          <table:table-cell table:style-name="TableCell184">
            <text:p text:style-name="P185">/u2/…/rittz</text:p>
            <text:p text:style-name="P186">/FIBONACCI LAUNCHER/</text:p>
          </table:table-cell>
          <table:table-cell table:style-name="TableCell187">
            <text:p text:style-name="P188">getIntExtra (:41)</text:p>
            <text:p text:style-name="P189">getData (:40)</text:p>
            <text:p text:style-name="P190">toast (:47)</text:p>
          </table:table-cell>
        </table:table-row>
        <table:table-row table:style-name="TableRow191">
          <table:table-cell table:style-name="TableCell192">
            <text:p text:style-name="P193">/u2/…/rittz</text:p>
            <text:p text:style-name="P194">/ROCKPAPERSCISSORS/</text:p>
          </table:table-cell>
          <table:table-cell table:style-name="TableCell195">
            <text:p text:style-name="P196">Switch (:32)</text:p>
            <text:p text:style-name="P197"/>
          </table:table-cell>
        </table:table-row>
        <table:table-row table:style-name="TableRow198">
          <table:table-cell table:style-name="TableCell199">
            <text:p text:style-name="P200">/u3/…/rittz</text:p>
            <text:p text:style-name="PreformattedText"><text:span text:style-name="T201">/LANZADOR ACTIVITY</text:span></text:p>
          </table:table-cell>
          <table:table-cell table:style-name="TableCell202">
            <text:p text:style-name="P203">Cast a textview (TextView) (SECOND_ACTIVITY :20)</text:p>
            <text:p text:style-name="P204"><text:span text:style-name="T205">ButtonLaunch, Intent i =<text:s/></text:span><text:span text:style-name="T206">new<text:s/></text:span><text:span text:style-name="T207">Intent(etc<text:s/></text:span></text:p>
            <text:p text:style-name="P208"><text:span text:style-name="T209">setMax</text:span></text:p>
          </table:table-cell>
        </table:table-row>
        <table:table-row table:style-name="TableRow210">
          <table:table-cell table:style-name="TableCell211">
            <text:p text:style-name="P212">/u3/…/rittz</text:p>
            <text:p text:style-name="P213">/LETTERANALYSIS/<text:s/></text:p>
          </table:table-cell>
          <table:table-cell table:style-name="TableCell214">
            <text:p text:style-name="P215">//Activity2</text:p>
            <text:p text:style-name="P216"><text:span text:style-name="T217">Map , containsKey,<text:s/></text:span><text:span text:style-name="T218">isAlphabetic,<text:s/></text:span><text:span text:style-name="T219">containsKey, put, Map.Entry, compareTo, sort,<text:s/></text:span><text:span text:style-name="T220">getKey</text:span></text:p>
          </table:table-cell>
        </table:table-row>
        <table:table-row table:style-name="TableRow221">
          <table:table-cell table:style-name="TableCell222">
            <text:p text:style-name="P223">/u3/…/rittz</text:p>
            <text:p text:style-name="PreformattedText"><text:span text:style-name="T224">/MONSTER/<text:s/></text:span></text:p>
          </table:table-cell>
          <table:table-cell table:style-name="TableCell225">
            <text:p text:style-name="P226">//defining range of seekBar objects<text:s/></text:p>
            <text:p text:style-name="P227">setMax (MAIN)</text:p>
            <text:p text:style-name="P228"><text:span text:style-name="T229">//setting random color</text:span><text:span text:style-name="T230"><text:line-break/></text:span><text:span text:style-name="T231">seekBarRed</text:span><text:span text:style-name="T232">.setProgress((</text:span><text:span text:style-name="T233">int</text:span><text:span text:style-name="T234">)(Math.</text:span><text:span text:style-name="T235">random</text:span><text:span text:style-name="T236">() *<text:s/></text:span><text:span text:style-name="T237">MAX_RGB_VALUE</text:span><text:span text:style-name="T238">));(MAIN)</text:span></text:p>
            <text:p text:style-name="P239"><text:span text:style-name="T240">getProgress (MAIN)</text:span></text:p>
            <text:p text:style-name="P241">---------</text:p>
            <text:p text:style-name="P242">getSerializableExtra (ACTIVITY2)</text:p>
            <text:p text:style-name="P243"><text:span text:style-name="T244">getWindow().getDecorView().setBackgroundColor(Color.</text:span><text:span text:style-name="T245">BLACK</text:span><text:span text:style-name="T246">); (ACTIVITY2 :38)</text:span></text:p>
          </table:table-cell>
        </table:table-row>
        <table:table-row table:style-name="TableRow247">
          <table:table-cell table:style-name="TableCell248">
            <text:p text:style-name="P249">/u3/…/rittz</text:p>
            <text:p text:style-name="P250">/PRIME ACTIVITY RESULT LAUNCHER/</text:p>
          </table:table-cell>
          <table:table-cell table:style-name="TableCell251">
            <text:p text:style-name="P252">isPrime()</text:p>
            <text:p text:style-name="P253"/>
          </table:table-cell>
        </table:table-row>
        <table:table-row table:style-name="TableRow254">
          <table:table-cell table:style-name="TableCell255">
            <text:p text:style-name="P256">/u3/…/rittz</text:p>
            <text:p text:style-name="P257">/SELECT CHARACTER AND WEAPON/</text:p>
          </table:table-cell>
          <table:table-cell table:style-name="TableCell258">
            <text:p text:style-name="P259">getId() getTag() get()setImageResource()</text:p>
            <text:p text:style-name="P260">-----</text:p>
            <text:p text:style-name="P261"><text:span text:style-name="T262">(ACTIVITY2)getStringArrayListExtra setColorFilter putExtra</text:span></text:p>
            <text:p text:style-name="P263"/>
            <text:p text:style-name="P264"/>
          </table:table-cell>
        </table:table-row>
        <table:table-row table:style-name="TableRow265">
          <table:table-cell table:style-name="TableCell266">
            <text:p text:style-name="P267">/u4/…/rittz</text:p>
            <text:p text:style-name="P268">/PING PONG/</text:p>
          </table:table-cell>
          <table:table-cell table:style-name="TableCell269">
            <text:p text:style-name="P270">(FRAGMENT PONG) = putString / setArguments / getArguments / generateRandomColor(:103)</text:p>
            <text:p text:style-name="P271"/>
            <text:p text:style-name="P272"/>
          </table:table-cell>
        </table:table-row>
        <table:table-row table:style-name="TableRow273">
          <table:table-cell table:style-name="TableCell274">
            <text:p text:style-name="P275">u4/…/rittz</text:p>
            <text:p text:style-name="P276">/FOUR MONSTERS/</text:p>
          </table:table-cell>
          <table:table-cell table:style-name="TableCell277">
            <text:p text:style-name="P278">generateRandomMonsterName<text:s/>randomPositionWithinArray<text:s/></text:p>
            <text:p text:style-name="P279"/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</table:table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soft-page-break/>
      <text:p text:style-name="P306">2DA EVALUACIÓN<text:s/>:</text:p>
      <text:p text:style-name="P307"/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ejercicio</text:p>
          </table:table-cell>
          <table:table-cell table:style-name="TableCell315">
            <text:p text:style-name="P316">tema</text:p>
          </table:table-cell>
          <table:table-cell>
            <text:p text:style-name="P316"/>
          </table:table-cell>
        </table:table-row>
        <table:table-row table:style-name="TableRow317">
          <table:table-cell table:style-name="TableCell318">
            <text:p text:style-name="P319">/PROPINATOR/</text:p>
          </table:table-cell>
          <table:table-cell table:style-name="TableCell320">
            <text:p text:style-name="P321">ejercicio</text:p>
          </table:table-cell>
          <table:table-cell table:style-name="TableCell322">
            <text:p text:style-name="P323">tema</text:p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reformattedText"><text:span text:style-name="T328">/u2/</text:span><text:span text:style-name="T329">…/</text:span><text:span text:style-name="T330">rittz</text:span></text:p>
            <text:p text:style-name="P331">/PROPINATOR/</text:p>
          </table:table-cell>
          <table:table-cell table:style-name="TableCell332">
            <text:p text:style-name="P333">Numeric Button handler(:45)</text:p>
            <text:p text:style-name="P334">isChecked , radio buttons triple check (:90)</text:p>
            <text:list text:style-name="LFO1" text:continue-numbering="true">
              <text:list-item>
                <text:p text:style-name="P335">- -<text:s/></text:p>
              </text:list-item>
            </text:list>
            <text:p text:style-name="P336">radioButton structure (XML :163)</text:p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P341">/u2/…/rittz</text:p>
            <text:p text:style-name="P342">/ROCKPAPERSCISSORS/</text:p>
          </table:table-cell>
          <table:table-cell table:style-name="TableCell343">
            <text:p text:style-name="P344">trigger Restart Actions disparador de reseteo (:66)</text:p>
            <text:p text:style-name="P345">alert confirm alert dialog builder (:79)<text:s/></text:p>
            <text:p text:style-name="P346">enum selection selección (:26)</text:p>
            <text:p text:style-name="P347">handler manejador ( rockPaperScissorsHandler Piedra papel (:127)</text:p>
            <text:p text:style-name="P348"><text:span text:style-name="T349">assigning Selection by user selección usuario Selection (:157)</text:span></text:p>
          </table:table-cell>
        </table:table-row>
        <table:table-row table:style-name="TableRow350">
          <table:table-cell table:style-name="TableCell351">
            <text:p text:style-name="P352"/>
          </table:table-cell>
          <table:table-cell table:style-name="TableCell353">
            <text:p text:style-name="P354">/u2/…/rittz</text:p>
            <text:p text:style-name="PreformattedText"><text:span text:style-name="T355">/CITAS/</text:span></text:p>
          </table:table-cell>
          <table:table-cell table:style-name="TableCell356">
            <text:p text:style-name="P357">Calendar calendario instance (:53)<text:s/></text:p>
            <text:p text:style-name="P358">date picker datePicker fecha (:63)<text:s/></text:p>
            <text:p text:style-name="P359">onDateSet date set (:68)<text:s/></text:p>
            <text:p text:style-name="P360">timePickerDialog time picker dialog (:99)<text:line-break/>alert dialog builder alerta (:137)</text:p>
            <text:p text:style-name="P361"><text:span text:style-name="T362">myFragment fragment (:189)</text:span></text:p>
          </table: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>
            <text:p text:style-name="P367">/u2/…/rittz</text:p>
            <text:p text:style-name="P368">/NAME COLORS/</text:p>
          </table:table-cell>
          <table:table-cell table:style-name="TableCell369">
            <text:p text:style-name="P370">setOnSeekBarChangeListener(:77)</text:p>
            <text:p text:style-name="P371">onProgressChanged (:79)</text:p>
            <text:p text:style-name="P372">onStartTrackingTouch seekbar(:72)</text:p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P377">/u2/…/rittz</text:p>
            <text:p text:style-name="PreformattedText"><text:span text:style-name="T378">/FIBONACCI LAUNCHER/</text:span></text:p>
          </table:table-cell>
          <table:table-cell table:style-name="TableCell379">
            <text:p text:style-name="P380">ActivityResultLauncher laucher (:36)</text:p>
            <text:p text:style-name="P381">Intent.getStringExtra (ACTIVITY2 :23)</text:p>
            <text:p text:style-name="P382">putExtra(ACTIVITY_2 :39)</text:p>
          </table:table-cell>
        </table:table-row>
      </table:table>
      <text:p text:style-name="P3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ndara" style:font-name-asian="NSimSun" style:font-name-complex="Liberation Mono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4-02-25T17:36:00Z</meta:creation-date>
    <dc:date>2024-02-25T17:36:00Z</dc:date>
    <meta:template xlink:href="Normal.dotm" xlink:type="simple"/>
    <meta:editing-cycles>2</meta:editing-cycles>
    <meta:editing-duration>PT0S</meta:editing-duration>
    <meta:document-statistic meta:page-count="3" meta:paragraph-count="7" meta:word-count="591" meta:character-count="3836" meta:row-count="27" meta:non-whitespace-character-count="3252"/>
  </office:meta>
</office:document-meta>
</file>